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text-properties style:font-name="Arial" fo:font-size="11pt" style:text-underline-style="none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text-overline-style="solid" style:text-overline-width="auto" style:text-ov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style:text-overline-style="solid" style:text-overline-width="auto" style:text-overline-color="font-color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o Relacional – após integração de modelos</text:p>
      <text:p text:style-name="P1"/>
      <text:p text:style-name="P1"/>
      <text:p text:style-name="P1"><text:span text:style-name="T7">CadCand</text:span>(<text:span text:style-name="T1">CodFunc</text:span>, <text:span text:style-name="T1">CRM</text:span>, DtCad, HrCad)</text:p>
      <text:p text:style-name="P1"/>
      <text:p text:style-name="P1"><text:span text:style-name="T7">InstRes</text:span>(<text:span text:style-name="T1">CodInst</text:span>, NomeInst)</text:p>
      <text:p text:style-name="P1"/>
      <text:p text:style-name="P1"><text:span text:style-name="T7">Res</text:span>(<text:span text:style-name="T2">CodInst</text:span>, <text:span text:style-name="T2">TipoEsp</text:span>, <text:span text:style-name="T2">CRM</text:span>, DtFim)</text:p>
      <text:p text:style-name="P1"/>
      <text:p text:style-name="P1"><text:span text:style-name="T7">Func</text:span>(<text:span text:style-name="T1">CodFunc</text:span>, NomeFunc, RG)</text:p>
      <text:p text:style-name="P1"/>
      <text:p text:style-name="P1"><text:span text:style-name="T7">Cargo</text:span>(<text:span text:style-name="T1">CodCrg</text:span>, <text:span text:style-name="T3">NomeCrg</text:span>)</text:p>
      <text:p text:style-name="P1"/>
      <text:p text:style-name="P1"><text:span text:style-name="T7">AlocaMed</text:span>(<text:span text:style-name="T2">CRM</text:span>, <text:span text:style-name="T2">CodCrg</text:span>)</text:p>
      <text:p text:style-name="P1"/>
      <text:p text:style-name="P1"><text:span text:style-name="T7">Clinica</text:span>(<text:span text:style-name="T1">CodClin</text:span>, logradouro, numero, complemento, bairro, cidade, CEP, <text:span text:style-name="T4">CNPJ</text:span><text:span text:style-name="T6">, </text:span><text:span text:style-name="T4">CRM</text:span>)</text:p>
      <text:p text:style-name="P1"/>
      <text:p text:style-name="P1"><text:span text:style-name="T7">MedicosCands</text:span>(<text:span text:style-name="T1">CRM</text:span><text:span text:style-name="T3">, nome, </text:span><text:span text:style-name="T3">logradouro, numero, complemento, bairro, cidade, CEP</text:span><text:span text:style-name="T3">, CodEspPrinc, DtIngrCl, CPF, Regime, Turno, PretSal, NomeInstGr, DtInicGr, DtConcGr, status)</text:span></text:p>
      <text:p text:style-name="P2"/>
      <text:p text:style-name="P1"><text:span text:style-name="T5">Consulta</text:span><text:span text:style-name="T3">(</text:span><text:span text:style-name="T2">CRM</text:span><text:span text:style-name="T3">, </text:span><text:span text:style-name="T2">CPF</text:span><text:span text:style-name="T3">, </text:span><text:span text:style-name="T1">data</text:span><text:span text:style-name="T3">, </text:span><text:span text:style-name="T1">hora</text:span><text:span text:style-name="T3">, DtRet)</text:span></text:p>
      <text:p text:style-name="P2"/>
      <text:p text:style-name="P1"><text:span text:style-name="T5">Pacientes</text:span><text:span text:style-name="T3">(</text:span><text:span text:style-name="T1">CPF</text:span><text:span text:style-name="T3">, nome, idade, sexo)</text:span></text:p>
      <text:p text:style-name="P2"/>
      <text:p text:style-name="P1"><text:span text:style-name="T5">DoencasPac</text:span><text:span text:style-name="T3">(</text:span><text:span text:style-name="T1">CodDP</text:span><text:span text:style-name="T3">, </text:span><text:span text:style-name="T4">CID</text:span><text:span text:style-name="T3">, DtIni, DtFim, </text:span><text:span text:style-name="T4">CPF</text:span><text:span text:style-name="T3">)</text:span></text:p>
      <text:p text:style-name="P1"><text:span text:style-name="T3"/></text:p>
      <text:p text:style-name="P1"><text:span text:style-name="T5">Doenca</text:span><text:span text:style-name="T3">(</text:span><text:span text:style-name="T1">CID</text:span><text:span text:style-name="T3">, NomeDoenca)</text:span></text:p>
      <text:p text:style-name="P2"/>
      <text:p text:style-name="P1"><text:span text:style-name="T5">Pre</text:span><text:span text:style-name="T5">s</text:span><text:span text:style-name="T5">cricao</text:span><text:span text:style-name="T3">(</text:span><text:span text:style-name="T1">NomeGen</text:span><text:span text:style-name="T3">, </text:span><text:span text:style-name="T1">QCompQ</text:span><text:span text:style-name="T3">, </text:span><text:span text:style-name="T3">dose, freq, DtIniTrat, DtFimTrat, </text:span><text:span text:style-name="T2">CPF</text:span><text:span text:style-name="T3">, </text:span><text:span text:style-name="T2">CRM</text:span><text:span text:style-name="T3">)</text:span></text:p>
      <text:p text:style-name="P2"/>
      <text:p text:style-name="P1"><text:span text:style-name="T5">Medicamentos</text:span><text:span text:style-name="T3">(</text:span><text:span text:style-name="T1">NomeGen</text:span><text:span text:style-name="T3">, </text:span><text:span text:style-name="T1">C</text:span><text:span text:style-name="T1">ompQ</text:span><text:span text:style-name="T3">, QCompQ)</text:span></text:p>
      <text:p text:style-name="P2"/>
      <text:p text:style-name="P1"><text:span text:style-name="T5">CodApr</text:span><text:span text:style-name="T3">(</text:span><text:span text:style-name="T1">NomeFantasia</text:span><text:span text:style-name="T3">, </text:span><text:span text:style-name="T1">C</text:span><text:span text:style-name="T1">ompQ</text:span><text:span text:style-name="T3">, </text:span><text:span text:style-name="T1">QCompQ</text:span><text:span text:style-name="T3">, </text:span><text:span text:style-name="T1">codlab</text:span><text:span text:style-name="T3">, preco, </text:span><text:span text:style-name="T3">tipo, </text:span><text:span text:style-name="T3">qtd, </text:span><text:span text:style-name="T4">NomeGen</text:span><text:span text:style-name="T3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7T17:50:22.48</meta:creation-date>
    <dc:date>2013-08-27T19:37:41.03</dc:date>
    <meta:editing-duration>PT40M1S</meta:editing-duration>
    <meta:editing-cycles>17</meta:editing-cycles>
    <meta:generator>OpenOffice.org/3.4.1$Win32 OpenOffice.org_project/341m1$Build-9593</meta:generator>
    <meta:document-statistic meta:table-count="0" meta:image-count="0" meta:object-count="0" meta:page-count="1" meta:paragraph-count="16" meta:word-count="86" meta:character-count="771"/>
  </office:meta>
</office:document-meta>
</file>